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4cc1" officeooo:paragraph-rsid="001a4cc1"/>
    </style:style>
    <style:style style:name="P2" style:family="paragraph" style:parent-style-name="Standard">
      <style:text-properties officeooo:rsid="001c5540" officeooo:paragraph-rsid="001c5540"/>
    </style:style>
    <style:style style:name="P3" style:family="paragraph" style:parent-style-name="Standard">
      <style:text-properties officeooo:rsid="001ca707" officeooo:paragraph-rsid="001ca707"/>
    </style:style>
    <style:style style:name="P4" style:family="paragraph" style:parent-style-name="Standard">
      <style:text-properties officeooo:rsid="001ca707" officeooo:paragraph-rsid="001ca707"/>
    </style:style>
    <style:style style:name="P5" style:family="paragraph" style:parent-style-name="Standard">
      <style:text-properties officeooo:rsid="001ca707" officeooo:paragraph-rsid="00204082"/>
    </style:style>
    <style:style style:name="P6" style:family="paragraph" style:parent-style-name="Standard">
      <style:text-properties officeooo:rsid="001e169b" officeooo:paragraph-rsid="001e169b"/>
    </style:style>
    <style:style style:name="P7" style:family="paragraph" style:parent-style-name="Standard">
      <style:text-properties officeooo:rsid="001a4cc1" officeooo:paragraph-rsid="001a4cc1"/>
    </style:style>
    <style:style style:name="P8" style:family="paragraph" style:parent-style-name="Standard">
      <style:text-properties officeooo:rsid="001e89b6" officeooo:paragraph-rsid="001e89b6"/>
    </style:style>
    <style:style style:name="P9" style:family="paragraph" style:parent-style-name="Standard">
      <style:text-properties officeooo:rsid="001e89b6" officeooo:paragraph-rsid="00204082"/>
    </style:style>
    <style:style style:name="T1" style:family="text">
      <style:text-properties officeooo:rsid="001ca707"/>
    </style:style>
    <style:style style:name="T2" style:family="text">
      <style:text-properties officeooo:rsid="001e89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ign Manual</text:p>
      <text:p text:style-name="P1">System Flow Control</text:p>
      <text:p text:style-name="P2">The safe cracker is split into a main file, 'cracker.<text:span text:style-name="T2">asm</text:span>', and helper files which provide functions and macros to interact with the AVR board's inputs and outputs. The helper files are described in the 'Modules' section.</text:p>
      <text:p text:style-name="P2">The main file, <text:span text:style-name="T1">'cracker.asm'</text:span> implements the flow of game.</text:p>
      <text:p text:style-name="P2">[flowchart]</text:p>
      <text:p text:style-name="P1">Data Structures</text:p>
      <text:p text:style-name="P6">Key presses and the difficulty level are represented as a character/8-bit integer. Letters are represented as capitals (eg the lowest difficulty is 'A', not 'a').</text:p>
      <text:p text:style-name="P1">Algorithms</text:p>
      <text:p text:style-name="P1">Modules</text:p>
      <text:p text:style-name="P3">In addition to the main file, a number of helper files define functions and macros to interact with the AVR board's inputs and outputs. <text:span text:style-name="T2">Only functions and macros used in 'cracker.asm' are described.</text:span></text:p>
      <text:p text:style-name="P3">keypad-util.asm</text:p>
      <text:p text:style-name="P6">keypad_init (macro): Initialises the keypad.</text:p>
      <text:p text:style-name="P6">read_key (function): Returns a key which is currently pressed as a character in r16. If no key is pressed, it returns '?'.</text:p>
      <text:p text:style-name="P6">read_key_db (function): Returns a key which is currently pressed as a character in r16 with debouncing. If no key is pressed (or not pressed enough to pass debouncing) it returns '?'.</text:p>
      <text:p text:style-name="P5">lcd-fader.asm</text:p>
      <text:p text:style-name="P5">lcd-util.asm</text:p>
      <text:p text:style-name="P9">do_lcd_data (macro): Prints the first argument as a character to the LCD.</text:p>
      <text:p text:style-name="P9">lcd_row2 (macro): Moves printing on the LCD to the second row.</text:p>
      <text:p text:style-name="P9">lcd_clear (macro): Clears the LCD (and moves printing to the first row.</text:p>
      <text:p text:style-name="P9">lcd_init (macro): Initialises the LCD.</text:p>
      <text:p text:style-name="P9">rip (function): Prints '*' and infinite loops. Should never be called.</text:p>
      <text:p text:style-name="P9">print_int (function): Prints r16 as an integer to the LCD.</text:p>
      <text:p text:style-name="P3">led-util.asm</text:p>
      <text:p text:style-name="P3">motor-util.asm</text:p>
      <text:p text:style-name="P3">pb-util.asm</text:p>
      <text:p text:style-name="P3">pot-util.asm</text:p>
      <text:p text:style-name="P3">print-string.asm</text:p>
      <text:p text:style-name="P3">rand.asm</text:p>
      <text:p text:style-name="P3">speaker-util.asm</text:p>
      <text:p text:style-name="P3">util.asm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3:03:44.872593411</meta:creation-date>
    <meta:editing-duration>PT35M39S</meta:editing-duration>
    <meta:editing-cycles>5</meta:editing-cycles>
    <meta:generator>LibreOffice/4.2.8.2$Linux_X86_64 LibreOffice_project/420m0$Build-2</meta:generator>
    <dc:date>2016-06-01T16:47:06.943895237</dc:date>
    <meta:document-statistic meta:table-count="0" meta:image-count="0" meta:object-count="0" meta:page-count="1" meta:paragraph-count="30" meta:word-count="243" meta:character-count="1570" meta:non-whitespace-character-count="1357"/>
  </office:meta>
</office:document-meta>
</file>